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style:font-size-asian="11pt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/>
    </style:style>
    <style:style style:name="P4" style:family="paragraph" style:parent-style-name="Standard" style:list-style-name="WWNum1">
      <style:paragraph-properties fo:margin-left="1.27cm" fo:margin-top="0cm" fo:margin-bottom="0.353cm" style:contextual-spacing="false" fo:line-height="115%" fo:text-indent="-0.635cm" style:auto-text-indent="false"/>
    </style:style>
    <style:style style:name="P5" style:family="paragraph" style:parent-style-name="Standard">
      <style:paragraph-properties fo:margin-left="1.27cm" fo:margin-top="0cm" fo:margin-bottom="0.353cm" style:contextual-spacing="false" fo:line-height="115%" fo:text-indent="-0.635cm" style:auto-text-indent="false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color="#4bacc6" loext:opacity="100%" style:font-name="Calibri"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7" style:family="paragraph" style:parent-style-name="Standard">
      <style:text-properties style:use-window-font-color="true" loext:opacity="0%" style:font-name="Calibri" fo:font-size="11pt" fo:language="en" fo:country="US" fo:font-style="normal" style:text-underline-style="none" fo:font-weight="bold" style:font-size-asian="11pt" style:font-style-asian="normal" style:font-weight-asian="bold"/>
    </style:style>
    <style:style style:name="P8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0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style:font-name="Calibri" fo:font-size="11pt" fo:language="en" fo:country="US" style:font-size-asian="11pt"/>
    </style:style>
    <style:style style:name="T2" style:family="text">
      <style:text-properties fo:color="#4bacc6" loext:opacity="100%" style:font-name="Calibri" fo:font-size="24pt" fo:language="en" fo:country="US" style:text-underline-style="solid" style:text-underline-width="auto" style:text-underline-color="font-color" fo:font-weight="bold" style:font-size-asian="24pt" style:font-weight-asian="bold"/>
    </style:style>
    <style:style style:name="T3" style:family="text">
      <style:text-properties fo:color="#4bacc6" loext:opacity="100%" style:font-name="Calibri" fo:font-size="14pt" fo:language="en" fo:country="US" style:text-underline-style="none" fo:font-weight="normal" style:font-size-asian="14pt" style:font-weight-asian="normal"/>
    </style:style>
    <style:style style:name="T4" style:family="text">
      <style:text-properties fo:color="#4bacc6" loext:opacity="100%" style:font-name="Calibri" fo:font-size="16pt" fo:language="en" fo:country="US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T5" style:family="text">
      <style:text-properties fo:color="#4bacc6" loext:opacity="100%" style:font-name="Calibri" fo:font-size="12pt" fo:language="en" fo:country="US" fo:font-style="normal" style:text-underline-style="none" fo:font-weight="normal" style:font-size-asian="12pt" style:font-style-asian="normal" style:font-weight-asian="normal"/>
    </style:style>
    <style:style style:name="T6" style:family="text">
      <style:text-properties style:use-window-font-color="true" loext:opacity="0%" style:font-name="Calibri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7" style:family="text">
      <style:text-properties style:use-window-font-color="true" loext:opacity="0%" style:font-name="Calibri" fo:font-size="11pt" fo:language="en" fo:country="US" fo:font-style="normal" style:text-underline-style="none" fo:font-weight="normal" officeooo:rsid="001f5903" style:font-size-asian="11pt" style:font-style-asian="normal" style:font-weight-asian="normal"/>
    </style:style>
    <style:style style:name="T8" style:family="text">
      <style:text-properties style:use-window-font-color="true" loext:opacity="0%" style:font-name="Calibri" fo:font-size="11pt" fo:language="en" fo:country="US" fo:font-style="normal" style:text-underline-style="none" fo:font-weight="bold" style:font-size-asian="11pt" style:font-style-asian="normal" style:font-weight-asian="bold"/>
    </style:style>
    <style:style style:name="T9" style:family="text">
      <style:text-properties style:use-window-font-color="true" loext:opacity="0%" style:font-name="Cambria Math" fo:font-size="11pt" fo:language="en" fo:country="US" fo:font-style="normal" style:text-underline-style="none" fo:font-weight="bold" style:font-size-asian="11pt" style:font-style-asian="normal" style:font-weight-asian="bold"/>
    </style:style>
    <style:style style:name="T10" style:family="text">
      <style:text-properties style:use-window-font-color="true" loext:opacity="0%" style:font-name="Cambria Math" fo:font-size="11pt" fo:language="en" fo:country="US" fo:font-style="normal" style:text-underline-style="none" fo:font-weight="normal" style:font-size-asian="11pt" style:font-style-asian="normal" style:font-weight-asian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02cm" fo:min-width="2.37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eeeeee" draw:textarea-horizontal-align="justify" draw:textarea-vertical-align="top" draw:auto-grow-height="false" fo:min-height="2.036cm" fo:min-width="2.55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02cm" fo:min-width="2.0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eeeeee" draw:textarea-horizontal-align="justify" draw:textarea-vertical-align="top" draw:auto-grow-height="false" fo:min-height="2.036cm" fo:min-width="2.55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3"><text:span text:style-name="T2">Pandas Documentation</text:span><text:span text:style-name="T3"/></text:p>
      <text:p text:style-name="P3" loext:marker-style-name="T5"><text:span text:style-name="T4">Introduction</text:span><text:span text:style-name="T5"/></text:p>
      <text:list text:style-name="WWNum1">
        <text:list-item>
          <text:p text:style-name="P4" loext:marker-style-name="T6"><text:span text:style-name="T6">Pandas is an open-source, BSD-licensed Python library providing high-performance, easy-to-use data structures and data analysis tools for the Python programming language.</text:span><text:span text:style-name="T6"/></text:p>
        </text:list-item>
        <text:list-item>
          <text:p text:style-name="P4" loext:marker-style-name="T6"><text:span text:style-name="T6">Pandas is a powerful Python library that is specifically designed to work on data frames that have "relational" or "labeled" data.</text:span><text:span text:style-name="T6"/></text:p>
        </text:list-item>
        <text:list-item>
          <text:p text:style-name="P4" loext:marker-style-name="T6"><text:span text:style-name="T6">Pandas operates a data frame using Series and DataFrame; where Series works on a one-dimensional labeled array holding data of any type like integers, strings, and objects, while a DataFrame is a two-dimensional data structure that manages and operates data in tabular form (using rows and columns).</text:span><text:span text:style-name="T6"/></text:p>
        </text:list-item>
        <text:list-item>
          <text:p text:style-name="P4" loext:marker-style-name="T6"><text:span text:style-name="T6"><text:s/>It is most widely used in the domain of data science, engineering, research, agriculture science, management, statistics, and other related fields where computation on a data set requires or explores the data frames to find out the data insights that are required to make fruitful decisions. </text:span><text:span text:style-name="T6"/></text:p>
        </text:list-item>
        <text:list-item>
          <text:p text:style-name="P4" loext:marker-style-name="T6"><text:span text:style-name="T6">The name Pandas is derived from the word Panel Data – an Econometrics from Multidimensional data.</text:span><text:span text:style-name="T6"/></text:p>
        </text:list-item>
        <text:list-item>
          <text:p text:style-name="P4" loext:marker-style-name="T6"><text:span text:style-name="T6">In 2008, developer Wes McKinney started developing pandas when in need of high performance, flexible tool for analysis of data.</text:span><text:span text:style-name="T6"/></text:p>
        </text:list-item>
      </text:list>
      <text:p text:style-name="P3" loext:marker-style-name="T4"><text:span text:style-name="T4">Applications of Pandas</text:span><text:span text:style-name="T4"/></text:p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3" loext:marker-style-name="T6"><text:span text:style-name="T4"/></text:p>
      <text:p text:style-name="P3" loext:marker-style-name="T6"><text:span text:style-name="T4"/></text:p>
      <text:p text:style-name="P3" loext:marker-style-name="T6"><text:soft-page-break/><text:span text:style-name="T4"/></text:p>
      <text:p text:style-name="P3" loext:marker-style-name="T6"><text:span text:style-name="T4">Introduction to Data Structures</text:span></text:p>
      <text:p text:style-name="P3" loext:marker-style-name="T6"><text:span text:style-name="T6"><text:s text:c="4"/>Pandas deals with the following three data structures </text:span><text:span text:style-name="T6"/></text:p>
      <text:list text:continue-numbering="true" text:style-name="WWNum1">
        <text:list-item>
          <text:p text:style-name="P4" loext:marker-style-name="T6"><text:span text:style-name="T6">Series</text:span><text:span text:style-name="T6"/></text:p>
        </text:list-item>
        <text:list-item>
          <text:p text:style-name="P4" loext:marker-style-name="T6"><text:span text:style-name="T6">DataFrame</text:span><text:span text:style-name="T6"/></text:p>
        </text:list-item>
        <text:list-item>
          <text:p text:style-name="P4" loext:marker-style-name="T6"><draw:custom-shape text:anchor-type="paragraph" draw:z-index="0" draw:name="Shape 1" draw:style-name="gr4" draw:text-style-name="P10" svg:width="3.617cm" svg:height="2.876cm" svg:x="3.023cm" svg:y="0.406cm"><text:p text:style-name="P9"><text:span text:style-name="T12"><text:s/></text:span><text:span text:style-name="T13"><text:s text:c="2"/></text:span><text:span text:style-name="T13">DataFr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4" draw:style-name="gr2" draw:text-style-name="P10" svg:width="3.617cm" svg:height="2.876cm" svg:x="10.485cm" svg:y="0.229cm"><text:p text:style-name="P9"><text:span text:style-name="T12"><text:s text:c="5"/></text:span><text:span text:style-name="T13">Pane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6">Panel</text:span></text:p>
        </text:list-item>
      </text:list>
      <text:p text:style-name="P5" loext:marker-style-name="T6"><draw:custom-shape text:anchor-type="paragraph" draw:z-index="1" draw:name="Shape 3" draw:style-name="gr3" draw:text-style-name="P8" svg:width="2.17cm" svg:height="1.22cm" svg:x="3.852cm" svg:y="0.459cm"><text:p text:style-name="P8"><text:span text:style-name="T11">Seri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5" draw:style-name="gr1" draw:text-style-name="P8" svg:width="2.488cm" svg:height="1.22cm" svg:x="11.067cm" svg:y="0.335cm"><text:p text:style-name="P8"><text:span text:style-name="T11">DataFra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/></text:p>
      <text:p text:style-name="P5" loext:marker-style-name="T6"><text:span text:style-name="T6"/></text:p>
      <text:p text:style-name="P3" loext:marker-style-name="T6"><text:span text:style-name="T6"><text:tab/></text:span></text:p>
      <text:p text:style-name="P3" loext:marker-style-name="T6"><text:span text:style-name="T6">Note: </text:span><text:span text:style-name="T6"/></text:p>
      <text:list text:continue-numbering="true" text:style-name="WWNum1">
        <text:list-item>
          <text:p text:style-name="P4" loext:marker-style-name="T6"><text:span text:style-name="T6">Most imp tutorial to read for any devloper <text:s/>sharing a </text:span><text:span text:style-name="T8">link <text:s/></text:span><text:a xlink:type="simple" xlink:href="https://www.tutorialspoint.com/developers_best_practices/documentation_is_key.htm" text:style-name="Internet_20_link" text:visited-style-name="Visited_20_Internet_20_Link">https<text:span text:style-name="T9">://</text:span><text:span text:style-name="T8">www</text:span><text:span text:style-name="T9">.</text:span><text:span text:style-name="T8">tutorialspoint</text:span><text:span text:style-name="T9">.</text:span><text:span text:style-name="T8">com</text:span><text:span text:style-name="T9">/</text:span><text:span text:style-name="T8">developers</text:span><text:span text:style-name="T9">_</text:span><text:span text:style-name="T8">best</text:span><text:span text:style-name="T9">_</text:span><text:span text:style-name="T8">practices</text:span><text:span text:style-name="T9">/</text:span><text:span text:style-name="T8">documentation</text:span><text:span text:style-name="T9">_</text:span><text:span text:style-name="T8">is</text:span><text:span text:style-name="T9">_</text:span><text:span text:style-name="T8">key</text:span><text:span text:style-name="T9">.</text:span><text:span text:style-name="T8">htm</text:span></text:a></text:p>
        </text:list-item>
        <text:list-item>
          <text:p text:style-name="P4" loext:marker-style-name="T6"><text:span text:style-name="T10"><text:s/></text:span><text:span text:style-name="T6">To</text:span><text:span text:style-name="T10"> </text:span><text:span text:style-name="T6">find</text:span><text:span text:style-name="T10"> </text:span><text:span text:style-name="T6">out</text:span><text:span text:style-name="T10"> </text:span><text:span text:style-name="T6">debug</text:span><text:span text:style-name="T10"> </text:span><text:span text:style-name="T6">keyword</text:span><text:span text:style-name="T10"> </text:span><text:span text:style-name="T6">in</text:span><text:span text:style-name="T10"> </text:span><text:span text:style-name="T6">all</text:span><text:span text:style-name="T10"> </text:span><text:span text:style-name="T6">the</text:span><text:span text:style-name="T10"> </text:span><text:span text:style-name="T6">C</text:span><text:span text:style-name="T10">++ </text:span><text:span text:style-name="T6">files</text:span><text:span text:style-name="T10"> </text:span><text:span text:style-name="T6">available</text:span><text:span text:style-name="T10"> </text:span><text:span text:style-name="T6">in</text:span><text:span text:style-name="T10"> </text:span><text:span text:style-name="T6">various</text:span><text:span text:style-name="T10"> </text:span><text:span text:style-name="T6">directories</text:span><text:span text:style-name="T10"> </text:span><text:span text:style-name="T6">and</text:span><text:span text:style-name="T10"> </text:span><text:span text:style-name="T6">sub</text:span><text:span text:style-name="T10">-</text:span><text:span text:style-name="T6">directories.</text:span></text:p>
        </text:list-item>
      </text:list>
      <text:p text:style-name="P3" loext:marker-style-name="T6"><text:span text:style-name="T6"><text:s text:c="14"/></text:span><text:span text:style-name="T8">$find</text:span><text:span text:style-name="T9"> . -</text:span><text:span text:style-name="T8">name</text:span><text:span text:style-name="T9"> \</text:span><text:span text:style-name="T8">*</text:span><text:span text:style-name="T9">.</text:span><text:span text:style-name="T8">cpp</text:span><text:span text:style-name="T9"> -</text:span><text:span text:style-name="T8">exec</text:span><text:span text:style-name="T9"> </text:span><text:span text:style-name="T8">grep</text:span><text:span text:style-name="T9"> -</text:span><text:span text:style-name="T8">q</text:span><text:span text:style-name="T9"> </text:span><text:span text:style-name="T8">"debug"</text:span><text:span text:style-name="T9"> </text:span><text:span text:style-name="T8">'</text:span><text:span text:style-name="T9">{}</text:span><text:span text:style-name="T8">'</text:span><text:span text:style-name="T9"> \; -</text:span><text:span text:style-name="T8">prin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>
      <style:text-properties style:font-name="Symbol" fo:font-family="Symbol" style:font-family-generic="roman" style:font-pitch="variable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·%1%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2:45:44.907000000</meta:creation-date>
    <dc:date>2024-08-21T13:07:59.708000000</dc:date>
    <meta:editing-duration>PT22M13S</meta:editing-duration>
    <meta:editing-cycles>4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19" meta:word-count="242" meta:character-count="1610" meta:non-whitespace-character-count="1370"/>
  </office:meta>
</office:document-meta>
</file>